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283.4mm" svg:y="53.85mm">
            <draw:object draw:notify-on-update-of-ranges="Hoja1.L3:Hoja1.L12 Hoja1.M3:Hoja1.M12 Hoja1.N3:Hoja1.N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12" table:default-cell-style-name="Default"/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d[i]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[i]</text:p>
          </table:table-cell>
          <table:table-cell table:style-name="ce1" office:value-type="string" calcext:value-type="string">
            <text:p>xr[i]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dataOr.txt</text:p>
          </table:table-cell>
          <table:table-cell office:value-type="string" calcext:value-type="string">
            <text:p>dataMe.txt</text:p>
          </table:table-cell>
        </table:table-row>
        <table:table-row table:style-name="ro1">
          <table:table-cell/>
          <table:table-cell office:value-type="string" calcext:value-type="string">
            <text:p>Obtener la cantidad de numeros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 =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[i] = 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 = 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.333333" calcext:value-type="float">
            <text:p>5,333333</text:p>
          </table:table-cell>
        </table:table-row>
        <table:table-row table:style-name="ro1">
          <table:table-cell/>
          <table:table-cell office:value-type="string" calcext:value-type="string">
            <text:p>d[i] =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.666667" calcext:value-type="float">
            <text:p>6,666667</text:p>
          </table:table-cell>
        </table:table-row>
        <table:table-row table:style-name="ro1">
          <table:table-cell/>
          <table:table-cell office:value-type="string" calcext:value-type="string">
            <text:p>i = 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[i] =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i = 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.333333" calcext:value-type="float">
            <text:p>8,333333</text:p>
          </table:table-cell>
        </table:table-row>
        <table:table-row table:style-name="ro1">
          <table:table-cell/>
          <table:table-cell office:value-type="string" calcext:value-type="string">
            <text:p>d[i] = 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.333333" calcext:value-type="float">
            <text:p>9,333333</text:p>
          </table:table-cell>
        </table:table-row>
        <table:table-row table:style-name="ro1">
          <table:table-cell/>
          <table:table-cell office:value-type="string" calcext:value-type="string">
            <text:p>i = 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[i] = 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 = 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[i] = 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 = 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[i] = 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 = 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[i] = 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 = 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[i] = 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 = 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[i] = 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btener 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[8]</text:p>
          </table:table-cell>
          <table:table-cell office:value-type="string" calcext:value-type="string">
            <text:p>Xr[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 = n – 1 = 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 = 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 = i - (n - 1)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++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++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r[i - (n – 1)] = (i + (i - (n – 1))) / 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[i - (n - 1)] = acc/n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 = 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 = i - (n - 1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++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++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r[i - (n – 1)] = (i + (i - (n – 1))) / 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[i - (n - 1)] = acc/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 = 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 = i - (n - 1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++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++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r[i - (n – 1)] = (i + (i - (n – 1))) / 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[i - (n - 1)] = acc/n</text:p>
          </table:table-cell>
          <table:table-cell table:number-columns-repeated="4"/>
          <table:table-cell office:value-type="float" office:value="5.333333" calcext:value-type="float">
            <text:p>5,3333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 = 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 = i - (n - 1)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++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++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r[i - (n – 1)] = (i + (i - (n – 1))) / 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[i - (n - 1)] = acc/n</text:p>
          </table:table-cell>
          <table:table-cell table:number-columns-repeated="4"/>
          <table:table-cell office:value-type="float" office:value="6.666667" calcext:value-type="float">
            <text:p>6,66666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 = 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 = i - (n - 1)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++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++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r[i - (n – 1)] = (i + (i - (n – 1))) / 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[i - (n - 1)] = acc/n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 = 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 = i - (n - 1)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++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++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r[i - (n – 1)] = (i + (i - (n – 1))) / 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[i - (n - 1)] = acc/n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 = 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 = i - (n - 1)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++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++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r[i - (n – 1)] = (i + (i - (n – 1))) / 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[i - (n - 1)] = acc/n</text:p>
          </table:table-cell>
          <table:table-cell table:number-columns-repeated="4"/>
          <table:table-cell office:value-type="float" office:value="8.333333" calcext:value-type="float">
            <text:p>8,3333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 = 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 = i - (n - 1)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++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++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 += d[j]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r[i - (n – 1)] = (i + (i - (n – 1))) / 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[i - (n - 1)] = acc/n</text:p>
          </table:table-cell>
          <table:table-cell table:number-columns-repeated="4"/>
          <table:table-cell office:value-type="float" office:value="9.333333" calcext:value-type="float">
            <text:p>9,3333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rear dataOr.tx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rear dataMe.tx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raficar en gnuplot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SC Regular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23:37:22.3696880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5T23:37:36.324965254</meta:creation-date>
    <meta:editing-duration>PT46S</meta:editing-duration>
    <meta:editing-cycles>3</meta:editing-cycles>
    <meta:generator>LibreOffice/6.3.3.2.0$Linux_X86_64 LibreOffice_project/30$Build-2</meta:generator>
    <dc:date>2020-04-15T23:48:40.946387566</dc:date>
    <meta:document-statistic meta:table-count="1" meta:cell-count="247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3.952cm" style:legend-expansion="high" chart:style-name="ch2"/>
        <chart:plot-area chart:style-name="ch3" table:cell-range-address="Hoja1.L3:Hoja1.N12" chart:data-source-has-labels="column" svg:x="0.32cm" svg:y="0.18cm" svg:width="12.27cm" svg:height="8.64cm">
          <chartooo:coordinate-region svg:x="0.756cm" svg:y="0.379cm" svg:width="11.555cm" svg:height="7.794cm"/>
          <chart:axis chart:dimension="x" chart:name="primary-x" chart:style-name="ch4" chartooo:axis-type="auto">
            <chartooo:date-scale/>
            <chart:categories table:cell-range-address="Hoja1.L3:Hoja1.L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M3:Hoja1.M12" chart:class="chart:line">
            <chart:data-point chart:repeated="10"/>
          </chart:series>
          <chart:series chart:style-name="ch7" chart:values-cell-range-address="Hoja1.N3:Hoja1.N12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L3:Hoja1.L12</svg:desc>
                </draw:g>
              </table:table-cell>
              <table:table-cell office:value-type="float" office:value="3">
                <text:p>3</text:p>
                <draw:g>
                  <svg:desc>Hoja1.M3:Hoja1.M12</svg:desc>
                </draw:g>
              </table:table-cell>
              <table:table-cell office:value-type="float" office:value="NaN">
                <text:p>NaN</text:p>
                <draw:g>
                  <svg:desc>Hoja1.N3:Hoja1.N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333333">
                <text:p>5.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.666667">
                <text:p>6.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333333">
                <text:p>8.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333333">
                <text:p>9.33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